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00ccff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03cm" svg:stroke-color="#ff99ff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03cm" svg:stroke-color="#00ff66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52cm" svg:stroke-color="#ff99f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52cm" svg:stroke-color="#00ff66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topia"/>
    </style:style>
    <style:style style:name="T1" style:family="text">
      <style:text-properties style:font-name="Utopi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7cm" svg:y1="7.731cm" svg:x2="16.875cm" svg:y2="7.731cm">
          <text:p/>
        </draw:line>
        <draw:line draw:style-name="gr2" draw:text-style-name="P1" draw:layer="layout" svg:x1="9.255cm" svg:y1="9.382cm" svg:x2="16.875cm" svg:y2="9.382cm">
          <text:p/>
        </draw:line>
        <draw:line draw:style-name="gr3" draw:text-style-name="P1" draw:layer="layout" svg:x1="11.16cm" svg:y1="10.779cm" svg:x2="16.875cm" svg:y2="10.779cm">
          <text:p/>
        </draw:line>
        <draw:line draw:style-name="gr3" draw:text-style-name="P1" draw:layer="layout" svg:x1="11.16cm" svg:y1="11.795cm" svg:x2="16.875cm" svg:y2="11.795cm">
          <text:p/>
        </draw:line>
        <draw:line draw:style-name="gr3" draw:text-style-name="P1" draw:layer="layout" svg:x1="11.16cm" svg:y1="12.829cm" svg:x2="16.875cm" svg:y2="12.829cm">
          <text:p/>
        </draw:line>
        <draw:line draw:style-name="gr4" draw:text-style-name="P1" xml:id="id2" draw:id="id2" draw:layer="layout" svg:x1="9.255cm" svg:y1="7.858cm" svg:x2="9.255cm" svg:y2="9.382cm">
          <text:p/>
        </draw:line>
        <draw:line draw:style-name="gr5" draw:text-style-name="P1" draw:layer="layout" svg:x1="11.16cm" svg:y1="9.509cm" svg:x2="11.16cm" svg:y2="12.938cm">
          <text:p/>
        </draw:line>
        <draw:frame draw:style-name="gr6" draw:text-style-name="P2" xml:id="id1" draw:id="id1" draw:layer="layout" svg:width="6.348cm" svg:height="0.979cm" svg:x="5.445cm" svg:y="5.628cm">
          <draw:text-box>
            <text:p><text:span text:style-name="T1">Stable AOSP Release</text:span></text:p>
          </draw:text-box>
        </draw:frame>
        <draw:connector draw:style-name="gr7" draw:text-style-name="P1" draw:layer="layout" draw:type="line" svg:x1="8.619cm" svg:y1="6.607cm" svg:x2="9.255cm" svg:y2="7.858cm" draw:start-shape="id1" draw:start-glue-point="2" draw:end-shape="id2" draw:end-glue-point="0" svg:d="M8619 6607l636 1251" svg:viewBox="0 0 637 1252">
          <text:p/>
        </draw:connector>
        <draw:frame draw:style-name="gr6" draw:text-style-name="P2" xml:id="id3" draw:id="id3" draw:layer="layout" svg:width="5.036cm" svg:height="0.979cm" svg:x="4.304cm" svg:y="10.525cm">
          <draw:text-box>
            <text:p><text:span text:style-name="T1">PhoneLab Fixes</text:span></text:p>
          </draw:text-box>
        </draw:frame>
        <draw:connector draw:style-name="gr7" draw:text-style-name="P1" draw:layer="layout" draw:type="line" svg:x1="9.34cm" svg:y1="11.014cm" svg:x2="10.12cm" svg:y2="9.768cm" draw:start-shape="id3" draw:start-glue-point="1" svg:d="M9340 11014l780-1246" svg:viewBox="0 0 781 1247">
          <text:p/>
        </draw:connector>
        <draw:frame draw:style-name="gr6" draw:text-style-name="P2" draw:layer="layout" svg:width="4.494cm" svg:height="0.979cm" svg:x="11.16cm" svg:y="13.319cm">
          <draw:text-box>
            <text:p><text:span text:style-name="T1">Your Changes</text:span></text:p>
          </draw:text-box>
        </draw:frame>
        <draw:frame draw:style-name="gr6" draw:text-style-name="P2" draw:layer="layout" svg:width="6.877cm" svg:height="0.979cm" svg:x="16.875cm" svg:y="7.223cm">
          <draw:text-box>
            <text:p><text:span text:style-name="T1">AOSP Develop Branch</text:span></text:p>
          </draw:text-box>
        </draw:frame>
        <draw:frame draw:style-name="gr6" draw:text-style-name="P2" draw:layer="layout" svg:width="8.194cm" svg:height="0.979cm" svg:x="16.875cm" svg:y="8.874cm">
          <draw:text-box>
            <text:p><text:span text:style-name="T1">PhoneLab Develop Branch</text:span></text:p>
          </draw:text-box>
        </draw:frame>
        <draw:frame draw:style-name="gr6" draw:text-style-name="P2" draw:layer="layout" svg:width="9.113cm" svg:height="0.979cm" svg:x="16.875cm" svg:y="10.308cm">
          <draw:text-box>
            <text:p><text:span text:style-name="T1">Experiment 1 Develop Branch</text:span></text:p>
          </draw:text-box>
        </draw:frame>
        <draw:frame draw:style-name="gr6" draw:text-style-name="P2" draw:layer="layout" svg:width="9.113cm" svg:height="0.979cm" svg:x="16.875cm" svg:y="11.309cm">
          <draw:text-box>
            <text:p><text:span text:style-name="T1">Experiment 2 Develop Branch</text:span></text:p>
          </draw:text-box>
        </draw:frame>
        <draw:frame draw:style-name="gr6" draw:text-style-name="P2" draw:layer="layout" svg:width="9.113cm" svg:height="0.979cm" svg:x="16.875cm" svg:y="12.34cm">
          <draw:text-box>
            <text:p><text:span text:style-name="T1">Experiment 3 Develop Bran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13:07:09.692738839</meta:creation-date>
    <dc:date>2015-09-15T13:19:16.974199142</dc:date>
    <meta:editing-duration>PT1M</meta:editing-duration>
    <meta:editing-cycles>1</meta:editing-cycles>
    <meta:document-statistic meta:object-count="17"/>
    <meta:generator>LibreOffice/4.4.5.2$Linux_X86_64 LibreOffice_project/40m0$Build-2</meta:generator>
  </office:meta>
</office:document-meta>
</file>